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1" style:family="paragraph">
      <style:text-properties fo:font-size="55pt" style:font-size-asian="55pt" style:font-size-complex="55pt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30pt" style:font-size-asian="30pt" style:font-size-complex="30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35pt" style:font-size-asian="35pt" style:font-size-complex="35pt"/>
    </style:style>
    <style:style style:name="T3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25.8cm" svg:height="2.6cm" svg:x="0.4cm" svg:y="7.2cm">
          <draw:text-box>
            <text:p><text:span text:style-name="T1">From Objective-C to Xamarin</text:span></text:p>
          </draw:text-box>
        </draw:frame>
        <draw:frame draw:style-name="gr2" draw:text-style-name="P2" draw:layer="layout" svg:width="21.2cm" svg:height="1.631cm" svg:x="6.6cm" svg:y="9.8cm">
          <draw:text-box>
            <text:p><text:span text:style-name="T2">First impressions and common pitfalls</text:span></text:p>
          </draw:text-box>
        </draw:frame>
        <draw:frame draw:style-name="gr2" draw:text-style-name="P4" draw:layer="layout" svg:width="21.2cm" svg:height="2.613cm" svg:x="6.4cm" svg:y="17.187cm">
          <draw:text-box>
            <text:p text:style-name="P3"><text:span text:style-name="T3">Alexander Dodatko</text:span></text:p>
            <text:p text:style-name="P3"><text:span text:style-name="T3">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1" draw:text-style-name="P1" draw:layer="layout" svg:width="25.8cm" svg:height="2.6cm" svg:x="0.6cm" svg:y="9.4cm">
          <draw:text-box>
            <text:p><text:span text:style-name="T1">Xamarin == C# for Mobi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4" draw:text-style-name="P5" draw:layer="layout" svg:width="13.33cm" svg:height="20cm" svg:x="7.6cm" svg:y="0.6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1" draw:text-style-name="P1" draw:layer="layout" svg:width="12.4cm" svg:height="2.6cm" svg:x="7.8cm" svg:y="9.4cm">
          <draw:text-box>
            <text:p><text:span text:style-name="T1">Shared Logic</text:span></text:p>
          </draw:text-box>
        </draw:frame>
        <draw:frame draw:style-name="gr4" draw:text-style-name="P5" draw:layer="layout" svg:width="4.444cm" svg:height="6.667cm" svg:x="23.2cm" svg:y="0.333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4" draw:text-style-name="P5" draw:layer="layout" svg:width="28cm" svg:height="15.51cm" svg:x="0cm" svg:y="2.88cm">
          <draw:image xlink:href="../images/1-ConceptualArchitectur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1" draw:text-style-name="P1" draw:layer="layout" svg:width="15.8cm" svg:height="2.6cm" svg:x="6.4cm" svg:y="9cm">
          <draw:text-box>
            <text:p><text:span text:style-name="T1">Native UI and UX</text:span></text:p>
          </draw:text-box>
        </draw:frame>
        <draw:frame draw:style-name="gr4" draw:text-style-name="P5" draw:layer="layout" svg:width="4.444cm" svg:height="6.667cm" svg:x="23.156cm" svg:y="0.4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4" draw:text-style-name="P5" draw:layer="layout" svg:width="21cm" svg:height="21cm" svg:x="3.7cm" svg:y="0cm">
          <draw:image xlink:href="../images/2-ModernDanc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1" draw:layer="layout" svg:width="28cm" svg:height="2.6cm" svg:x="0cm" svg:y="9cm">
          <draw:text-box>
            <text:p text:style-name="P5"><text:span text:style-name="T1">Modern Language</text:span></text:p>
          </draw:text-box>
        </draw:frame>
        <draw:frame draw:style-name="gr2" draw:text-style-name="P2" draw:layer="layout" svg:width="12.8cm" svg:height="1.631cm" svg:x="15cm" svg:y="11.8cm">
          <draw:text-box>
            <text:p><text:span text:style-name="T2">Even better than Swift</text:span></text:p>
          </draw:text-box>
        </draw:frame>
        <draw:frame draw:style-name="gr4" draw:text-style-name="P5" draw:layer="layout" svg:width="4.444cm" svg:height="6.667cm" svg:x="23.201cm" svg:y="1.009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4" draw:text-style-name="P5" draw:layer="layout" svg:width="14cm" svg:height="21cm" svg:x="7cm" svg:y="0cm">
          <draw:image xlink:href="../images/western/3-TheBa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11:49:11.771000000</meta:creation-date>
    <dc:date>2014-10-15T15:09:54.661000000</dc:date>
    <meta:editing-duration>PT2H17M54S</meta:editing-duration>
    <meta:editing-cycles>25</meta:editing-cycles>
    <meta:generator>LibreOffice/4.2.0.4$Windows_x86 LibreOffice_project/05dceb5d363845f2cf968344d7adab8dcfb2ba71</meta:generator>
    <meta:document-statistic meta:object-count="62"/>
  </office:meta>
</office:document-meta>
</file>